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69675735808544058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35239519598534749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46639424681595698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711055279849692070"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1664100191102547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5609891482318637636"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59785623303005879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82536899725885392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4786493" text:continue-list="list559785623303005879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294972637439975599"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99739"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9021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4782068"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4771419"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803700"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08720326623242701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026648385892695981"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92247829950405928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75092" text:continue-numbering="true" text:style-name="L12">
        <text:list-item>
          <text:list>
            <text:list-header>
              <text:p text:style-name="P192">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529615788111340512" text:style-name="L13">
        <text:list-item>
          <text:list>
            <text:list-header>
              <text:p text:style-name="P181">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408506827299161503"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1476745200012569" text:style-name="L15">
        <text:list-item>
          <text:list>
            <text:list-header>
              <text:p text:style-name="P170">1.5 miles averaging about 9:40/mile and rest 1 min</text:p>
            </text:list-header>
          </text:list>
        </text:list-item>
      </text:list>
      <text:p text:style-name="P23">1 mile in 8:26 and rest 2 min</text:p>
      <text:list xml:id="list21168520453897173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016117689355625571" text:style-name="L17">
        <text:list-item>
          <text:list>
            <text:list-header>
              <text:p text:style-name="P172">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793179" text:continue-numbering="true" text:style-name="L17">
        <text:list-item>
          <text:list>
            <text:list-header>
              <text:p text:style-name="P172">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5618386188155504476"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037793671269965825"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338883234577631642"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4778857" text:continue-list="list8037793671269965825" text:style-name="L19">
        <text:list-item>
          <text:list>
            <text:list-header>
              <text:p text:style-name="P174">(Pace*HR)=1240</text:p>
            </text:list-header>
          </text:list>
        </text:list-item>
      </text:list>
      <text:list xml:id="list34784285" text:continue-list="list5618386188155504476" text:style-name="L18">
        <text:list-item>
          <text:list>
            <text:list-header>
              <text:p text:style-name="P173">2 miles at 10:46/mile Ave HR= 121 bpm and rest a few minutes</text:p>
            </text:list-header>
          </text:list>
        </text:list-item>
      </text:list>
      <text:list xml:id="list34781592" text:continue-list="list3477885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4800210"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65251671330066493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720948928949961298"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838534787449972864"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3146387888308207325"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004704492947146960"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261620735053163351"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4771822" text:continue-numbering="true" text:style-name="L26">
        <text:list-item>
          <text:list>
            <text:list-header>
              <text:p text:style-name="P178">0.1 mile lead in to a 4 mile run</text:p>
              <text:p text:style-name="P184">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7779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90562070887887593"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10"/>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609756872966378529" text:style-name="L28">
        <text:list-item>
          <text:list>
            <text:list-header>
              <text:p text:style-name="P18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1T14:54:11.58</dc:date>
    <dc:creator>James Lombardi</dc:creator>
    <meta:editing-duration>P18DT22H4M26S</meta:editing-duration>
    <meta:editing-cycles>1459</meta:editing-cycles>
    <meta:generator>OpenOffice/4.1.2$Win32 OpenOffice.org_project/412m3$Build-9782</meta:generator>
    <meta:document-statistic meta:table-count="0" meta:image-count="9" meta:object-count="0" meta:page-count="154" meta:paragraph-count="4378" meta:word-count="47911" meta:character-count="246232"/>
  </office:meta>
</office:document-meta>
</file>